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3"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padding="0.074cm" fo:border-left="none" fo:border-right="none" fo:border-top="none" fo:border-bottom="0.035cm solid #000000" style:join-border="false"/>
      <style:text-properties style:font-name="Times New Roman" fo:font-size="14pt" fo:language="de" fo:country="DE" style:text-underline-style="none" fo:font-weight="bold" style:font-size-asian="14pt" style:font-weight-asian="bold" style:font-size-complex="14pt" style:font-weight-complex="bold"/>
    </style:style>
    <style:style style:name="P15" style:family="paragraph" style:parent-style-name="Standard" style:list-style-name="L1">
      <style:text-properties style:font-name="Times New Roman" fo:font-size="14pt" fo:language="de" fo:country="DE" style:font-size-asian="14pt" style:font-size-complex="14pt"/>
    </style:style>
    <style:style style:name="P16"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17"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2"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3"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25"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26"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27"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36"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8"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9" style:family="paragraph" style:parent-style-name="Standard" style:list-style-name="standartNumerierung"/>
    <style:style style:name="P40" style:family="paragraph" style:parent-style-name="Standard" style:list-style-name="standartNumerierung">
      <style:text-properties fo:language="de" fo:country="DE"/>
    </style:style>
    <style:style style:name="P41" style:family="paragraph" style:parent-style-name="Standard" style:list-style-name="standartNumerierung">
      <style:text-properties fo:font-size="14pt" fo:language="de" fo:country="DE" style:font-size-asian="14pt" style:font-size-complex="14pt"/>
    </style:style>
    <style:style style:name="P42"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Hauptüberschriften" style:list-style-name="">
      <style:text-properties style:font-name="Times New Roman" fo:font-size="16pt" fo:language="de" fo:country="DE" style:text-underline-style="none" fo:font-weight="bold" style:font-size-asian="16pt" style:font-weight-asian="bold" style:font-size-complex="16pt" style:font-weight-complex="bold"/>
    </style:style>
    <style:style style:name="P45" style:family="paragraph" style:parent-style-name="Hauptüberschriften" style:list-style-nam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language="de" fo:country="DE" fo:font-style="italic" style:text-underline-style="none" fo:font-weight="normal" style:font-style-asian="italic" style:font-weight-asian="normal" style:font-style-complex="italic"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wicklung einer dezentralen Android App zur Unterstützung der Hausaufgaben von Schülern und Schülerinnen</text:p>
      <text:p text:style-name="P1"/>
      <text:p text:style-name="P1"/>
      <text:p text:style-name="P1"/>
      <text:p text:style-name="P1"/>
      <text:p text:style-name="P1"/>
      <text:p text:style-name="P1">Deckblat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4" text:outline-level="5"><text:soft-page-break/>Inhaltsverzeichnis</text:h>
      <text:h text:style-name="P44" text:outline-level="5"/>
      <text:list xml:id="list1397965005714539994" text:style-name="standartNumerierung">
        <text:list-item>
          <text:p text:style-name="P39"><text:span text:style-name="T13">Analyse der Aufgabenstellung </text:span></text:p>
          <text:list>
            <text:list-item>
              <text:p text:style-name="P39"><text:span text:style-name="T13">Wie entwickelt man Software?</text:span></text:p>
            </text:list-item>
            <text:list-item>
              <text:p text:style-name="P39"><text:span text:style-name="T13">Was sind die Eigenschaften guter Software?</text:span></text:p>
            </text:list-item>
            <text:list-item>
              <text:p text:style-name="P39"><text:span text:style-name="T13">Was bedeutet dezentral?</text:span></text:p>
            </text:list-item>
            <text:list-item>
              <text:p text:style-name="P39"><text:span text:style-name="T13"><text:s/>Wie können die Schülerinnen und Schüler bei ihren Hausaufgaben unterstützt werden?</text:span></text:p>
            </text:list-item>
            <text:list-item>
              <text:p text:style-name="P39"><text:span text:style-name="T13">Was ist Android und was sind die wichtigsten in dieser Arbeit verwendeten Android Komponenten?</text:span></text:p>
            </text:list-item>
          </text:list>
        </text:list-item>
        <text:list-item>
          <text:p text:style-name="P39"><text:span text:style-name="T13">Softwarespezifikationen</text:span></text:p>
          <text:list>
            <text:list-item>
              <text:p text:style-name="P39"><text:span text:style-name="T13">Analyse ähnlicher Softwarelösungen</text:span></text:p>
              <text:list>
                <text:list-item>
                  <text:p text:style-name="P39"><text:span text:style-name="T13"><text:s/>Anwendung 1</text:span></text:p>
                </text:list-item>
                <text:list-item>
                  <text:p text:style-name="P39"><text:span text:style-name="T13"><text:s/>Anwendung 2</text:span></text:p>
                </text:list-item>
              </text:list>
            </text:list-item>
            <text:list-item>
              <text:p text:style-name="P39"><text:span text:style-name="T13">Was macht ein gutes Hausaufgabenheft aus?</text:span></text:p>
            </text:list-item>
            <text:list-item>
              <text:p text:style-name="P39"><text:span text:style-name="T13"><text:s/>Analyse der Anwendungsfälle</text:span></text:p>
            </text:list-item>
            <text:list-item>
              <text:p text:style-name="P39"><text:span text:style-name="T13">Spezifikation der System Anforderungen (SAS) auf Basis der Anwendungsfälle </text:span></text:p>
            </text:list-item>
          </text:list>
        </text:list-item>
        <text:list-item>
          <text:p text:style-name="P39"><text:span text:style-name="T13">Konzeption und Implementierung</text:span></text:p>
          <text:list>
            <text:list-item>
              <text:p text:style-name="P39"><text:span text:style-name="T13">Entwicklungswerkzeuge </text:span></text:p>
            </text:list-item>
            <text:list-item>
              <text:p text:style-name="P39"><text:span text:style-name="T13">Konzeption</text:span></text:p>
            </text:list-item>
            <text:list-item>
              <text:p text:style-name="P39"><text:span text:style-name="T13">Konkrete Implementierung der Konzepte und der Spezifikationen</text:span></text:p>
            </text:list-item>
            <text:list-item>
              <text:p text:style-name="P39"><text:span text:style-name="T13">Alternative Implementierungen</text:span></text:p>
            </text:list-item>
          </text:list>
        </text:list-item>
        <text:list-item>
          <text:p text:style-name="P39"><text:span text:style-name="T13">Software-Validierung</text:span></text:p>
        </text:list-item>
        <text:list-item>
          <text:p text:style-name="P39"><text:span text:style-name="T13">Kritik und Ausblick</text:span></text:p>
          <text:list>
            <text:list-item>
              <text:p text:style-name="P39"><text:span text:style-name="T13">Kritik</text:span></text:p>
            </text:list-item>
            <text:list-item>
              <text:p text:style-name="P39"><text:span text:style-name="T13">Zukunft der Hausaufgabenheft-Anwendung</text:span></text:p>
              <text:list>
                <text:list-item>
                  <text:p text:style-name="P39"><text:span text:style-name="T13">Die Eingliederung der Anwendung ins SharkNet </text:span></text:p>
                </text:list-item>
                <text:list-item>
                  <text:p text:style-name="P39"><text:span text:style-name="T13">Allgemeine Designveränderung der Anwendung</text:span></text:p>
                </text:list-item>
                <text:list-item>
                  <text:p text:style-name="P39"><text:span text:style-name="T13">Detailbeschreibung der Designveränderung</text:span></text:p>
                </text:list-item>
                <text:list-item>
                  <text:p text:style-name="P39"><text:span text:style-name="T13">Zukünftige Funktionalitäten der Hausaufgabenheft-Anwendung</text:span></text:p>
                </text:list-item>
              </text:list>
            </text:list-item>
          </text:list>
        </text:list-item>
        <text:list-item>
          <text:p text:style-name="P39"><text:span text:style-name="T13">Grafiken und Programmcode</text:span></text:p>
        </text:list-item>
        <text:list-item>
          <text:p text:style-name="P39"><text:span text:style-name="T13">Glossar</text:span></text:p>
        </text:list-item>
        <text:list-item>
          <text:p text:style-name="P39"><text:span text:style-name="T13">Literaturverzeichnis</text:span></text:p>
        </text:list-item>
      </text:list>
      <text:p text:style-name="P2"/>
      <text:p text:style-name="P2"/>
      <text:p text:style-name="P2"/>
      <text:p text:style-name="P2"/>
      <text:p text:style-name="P2"/>
      <text:p text:style-name="P2"/>
      <text:p text:style-name="P2"/>
      <text:p text:style-name="P1"/>
      <text:p text:style-name="P1"/>
      <text:p text:style-name="P1"><text:soft-page-break/></text:p>
      <text:p text:style-name="P1"/>
      <text:h text:style-name="Hauptüberschriften" text:outline-level="5">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1433670250269349364" text:style-name="L1">
        <text:list-item>
          <text:p text:style-name="P15"><text:span text:style-name="T11">Die </text:span><text:span text:style-name="T8">Softwarespezifikationen </text:span><text:span text:style-name="T3">bei denen Softwareentwickler und Kunde gemeinsam die zu entwickelnde Software definieren und deren Operationen einschränken.</text:span></text:p>
        </text:list-item>
        <text:list-item>
          <text:p text:style-name="P16"><text:span text:style-name="T11">Die </text:span><text:span text:style-name="T8">Softwareentwicklung</text:span><text:span text:style-name="T11"> bei der die Software konzipiert und programmiert wird.</text:span></text:p>
        </text:list-item>
        <text:list-item>
          <text:p text:style-name="P16"><text:span text:style-name="T11">Die </text:span><text:span text:style-name="T8">Software-Validierung </text:span><text:span text:style-name="T11">bei der die Software getestet wird, um sicherzustellen, dass die Software den Ansprüchen des Kunden entspricht.</text:span></text:p>
        </text:list-item>
        <text:list-item>
          <text:p text:style-name="P16"><text:span text:style-name="T11">Die </text:span><text:span text:style-name="T8">Softwareweiterentwicklung </text:span><text:span text:style-name="T11">bei der die Software modifiziert wird, um diese an die Änderungen der Anforderungen des Marktes und des Kunden anzupassen.</text:span><text:span text:style-name="T8"><text:note text:id="ftn1" text:note-class="footnote"><text:note-citation>1</text:note-citation><text:note-body><text:p text:style-name="Footnote">Vgl. Sommerville, Ian: Software Engineering. 7. Aufl. Edinburgh Gate u.a. 2004, S.<text:span text:style-name="T5">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2593774299897044597" text:style-name="L2">
        <text:list-item>
          <text:p text:style-name="P22">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2">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2">Effizienz:<text:span text:style-name="T1"> Software sollte keine Systemressourcen verschwenden, wie z.B. Speicher oder Prozessor Zyklen, daher beinhaltet Effizienz Speicherausnutzung, Prozessorzeit, Antwortzeiten für Anwender etc. </text:span></text:p>
        </text:list-item>
        <text:list-item>
          <text:p text:style-name="P25"><text:span text:style-name="T7">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7"><text:note text:id="ftn2" text:note-class="footnote"><text:note-citation>2</text:note-citation><text:note-body><text:p text:style-name="Footnote">Sommerville, Ian: Software Engineering. 7. Aufl. Edinburgh Gate u.a. 2004, S.<text:span text:style-name="T5">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
      <text:h text:style-name="Hauptüberschriften" text:outline-level="5"><text:soft-page-break/>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1">»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1"/>
      <text:p text:style-name="P13">Im Rahmen dieser Bachelorarbeit werden daher fortan die Begriffe dezentral und verteilt synonym verwendet. Die digitale Hausaufgabenheft-Anwendung ist eher eine Verteilte Anwendung als ein gesamtes Verteiltes System:</text:p>
      <text:p text:style-name="P13"><text:s text:c="2"/></text:p>
      <text:p text:style-name="P12"><text:span text:style-name="T10">»Verteilte Anwendungen werden heute in der Regel unter Zuhilfenahme von Kommunikations- Middleware (z.B. Java RMI …) entwickelt (...). … Zur Entwicklung werden mehr oder minder mächtige Basiskomponenten (Frameworks) … eingesetzt.«</text:span><text:span text:style-name="T10"><text:note text:id="ftn4" text:note-class="footnote"><text:note-citation>4</text:note-citation><text:note-body><text:p text:style-name="Footnote">Schneider, Uwe u.a. (Hrsg.): Taschenbuch der Informatik. 7. Aufl. Münschen 2012, S.<text:span text:style-name="T5"> 298</text:span></text:p></text:note-body></text:note></text:span></text:p>
      <text:p text:style-name="P11"/>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6"><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6">http://sharedknowledge.github.io/#sharknet</text:span></text:a><text:span text:style-name="T6">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Stundenpläne werden Peer-to-Peer synchronisiert. Welche Schülerin oder welcher Schüler genau welche Stundenpläne oder Hausaufgaben zugesendet bekommt wird <text:soft-page-break/>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7"><text:note text:id="ftn6" text:note-class="footnote"><text:note-citation>6</text:note-citation><text:note-body><text:p text:style-name="Footnote">Vgl. Schwotzer, Thomas: Sharksystem, Why P2P. <text:span text:style-name="T5">URL: </text:span><text:a xlink:type="simple" xlink:href="http://www.sharksystem.net/shark_beliefs.html" text:style-name="Internet_20_link" text:visited-style-name="Visited_20_Internet_20_Link"><text:span text:style-name="T5">http://www.sharksystem.net/shark_beliefs.html</text:span></text:a><text:span text:style-name="T5">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7">Ein Beispielszenario:</text:p>
      <text:p text:style-name="P7"/>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und Daten speichern. </text:p>
      <text:p text:style-name="P4">Theoretisch könnten diese <text:s/>Raspberry pi's, mit dem heutigen Stand der Technik oder <text:soft-page-break/>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7">Relevanz des Beispielszenarios</text:p>
      <text:p text:style-name="P7"/>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h text:style-name="Hauptüberschriften" text:outline-level="5"><text:soft-page-break/>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1730435400581541241" text:style-name="L3">
        <text:list-item>
          <text:p text:style-name="P26">Nutzung drahtloser Kommunikationsverbindungen</text:p>
        </text:list-item>
        <text:list-item>
          <text:p text:style-name="P26">Darstellung und Verarbeitung multimedialer Datenformate</text:p>
        </text:list-item>
        <text:list-item>
          <text:p text:style-name="P26">Unterstützung spezieller Eingabemöglichkeiten z.B. mittels Stift oder Multitouch Bildschirm</text:p>
        </text:list-item>
        <text:list-item>
          <text:p text:style-name="P26">Energieverwaltung</text:p>
        </text:list-item>
        <text:list-item>
          <text:p text:style-name="P26">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7"><text:note text:id="ftn7" text:note-class="footnote"><text:note-citation>7</text:note-citation><text:note-body><text:p text:style-name="Footnote">Vgl. <text:span text:style-name="T5">Schneider, Uwe u.a. (Hrsg.): Taschenbuch der Informatik. 7. Aufl. Münschen 2012, S. 297</text:span></text:p></text:note-body></text:note></text:span></text:p>
      <text:p text:style-name="P7"/>
      <text:p text:style-name="P7"/>
      <text:p text:style-name="P7">Überblick der wichtigsten verwendeten Android Komponenten und deren Funktion:</text:p>
      <text:p text:style-name="P5"/>
      <text:list xml:id="list7320046025521224322" text:style-name="L4">
        <text:list-item>
          <text:p text:style-name="P18"><text:span text:style-name="T9">Navigation Drawer</text:span> ist eine Feld, auf dem die wichtigsten Navigationsoptionen der Anwendung, auf der linken Seite des Bildschirmes, abgebildet werden.</text:p>
        </text:list-item>
        <text:list-item>
          <text:p text:style-name="P18"><text:span text:style-name="T9">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18">Ein <text:span text:style-name="T9">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18">Wird das <text:span text:style-name="T9">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https://developer.android.com/index.html </text:p>
      <text:p text:style-name="P3"/>
      <text:h text:style-name="Hauptüberschriften" text:outline-level="5"><text:soft-page-break/>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7">Bewertungskriterien der zu untersuchenden Anwendung:</text:p>
      <text:p text:style-name="P4"/>
      <text:list xml:id="list2457563725438516905" text:style-name="L5">
        <text:list-item>
          <text:p text:style-name="P27">Keine erforderlichen Vorkenntnisse.</text:p>
        </text:list-item>
        <text:list-item>
          <text:p text:style-name="P27">Fehlertolerante Anwendung.</text:p>
        </text:list-item>
        <text:list-item>
          <text:p text:style-name="P27">Benutzereingaben werden ausreichend validiert.</text:p>
        </text:list-item>
        <text:list-item>
          <text:p text:style-name="P27">Informationen werden automatisch gespeichert.</text:p>
        </text:list-item>
        <text:list-item>
          <text:p text:style-name="P27">Hausaufgaben müssen Fotografiert und abgespeichert werden können.</text:p>
        </text:list-item>
        <text:list-item>
          <text:p text:style-name="P27">Eine Hausaufgabe kann mehr als ein Foto referenzieren.</text:p>
        </text:list-item>
        <text:list-item>
          <text:p text:style-name="P27">Ein Stundenplan muss erstellt werden können.</text:p>
        </text:list-item>
        <text:list-item>
          <text:p text:style-name="P27">Der Stundenplan sollte verteilbar sein.</text:p>
        </text:list-item>
      </text:list>
      <text:p text:style-name="P1"/>
      <text:h text:style-name="Hauptüberschriften" text:outline-level="5">2.1.1 Anwendung 1</text:h>
      <text:list xml:id="list6766289467055507249" text:style-name="L6">
        <text:list-item>
          <text:p text:style-name="P28">Anwendungsname „Hausaufgaben“</text:p>
        </text:list-item>
        <text:list-item>
          <text:p text:style-name="P28">Herausgeber „Klwinkel.com“</text:p>
        </text:list-item>
        <text:list-item>
          <text:p text:style-name="P28">Bewertung im GooglePlay Store „4,3 Sterne“</text:p>
        </text:list-item>
        <text:list-item>
          <text:p text:style-name="P28">Downloadzahlen „ungefähr 1 Millionen“</text:p>
        </text:list-item>
      </text:list>
      <text:p text:style-name="P4"/>
      <text:p text:style-name="P4">Die <text:span text:style-name="T7">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7">Aktivität „Fächer“</text:span> definiert. Einem Fach können verschiedene Eigenschaften zugeschrieben werden. Die Eigenschaften lauten: Name des Fachs, Abkürzung des Namens des Fachs, Farbe des Fachs, Kontakt, Telefonnummer des Kontakts und eine E-Mail Adresse des Kontakts. <text:soft-page-break/>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7">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7">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text:soft-page-break/>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7">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7">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
      <text:p text:style-name="P7"><text:soft-page-break/>Positive Aspekte der Anwendungen 1:</text:p>
      <text:p text:style-name="P4"/>
      <text:list xml:id="list3020757726308418296" text:style-name="L7">
        <text:list-item>
          <text:p text:style-name="P29">Ein Alarmton für die baldige Fälligkeit von Hausaufgaben und Prüfungen</text:p>
        </text:list-item>
        <text:list-item>
          <text:p text:style-name="P29">Referenzierung der Schulwebsite</text:p>
        </text:list-item>
        <text:list-item>
          <text:p text:style-name="P29">Prüfungsverwaltung mit dazugehörigen Notenlisten</text:p>
        </text:list-item>
        <text:list-item>
          <text:p text:style-name="P29">Notenliste berechnet den Gesamtdurchschnitt aller Fächer und den Durchschnitt jedes einzelnen Fachs</text:p>
        </text:list-item>
        <text:list-item>
          <text:p text:style-name="P29">Wiedererkennbarkeit der Fächer durch Farbvergebung</text:p>
        </text:list-item>
        <text:list-item>
          <text:p text:style-name="P29">Wochenstundenplan verwendet bereits erstellte Fächer</text:p>
        </text:list-item>
        <text:list-item>
          <text:p text:style-name="P29">Eine Tages und eine Wochenansicht</text:p>
        </text:list-item>
        <text:list-item>
          <text:p text:style-name="P29">Separate Ansichten für alle Hausaufgaben und Prüfungen mit Fälligkeitsdaten </text:p>
        </text:list-item>
        <text:list-item>
          <text:p text:style-name="P29">Hausaufgaben und Prüfungen können mit einem Fotos und einem Dokumenten verknüpft werden</text:p>
        </text:list-item>
        <text:list-item>
          <text:p text:style-name="P29">Ein Unterrichtsfach hat einen Kontaktnamen, eine E-Mail Adresse des Kontaktes und eine Telefonnummer des Kontaktes</text:p>
        </text:list-item>
        <text:list-item>
          <text:p text:style-name="P29">Navigation Drawer dadurch wirkt die Navigation durch die einzelnen Bestandteile der Anwendung sehr vereinfacht und intuitiv. </text:p>
        </text:list-item>
      </text:list>
      <text:p text:style-name="P4"/>
      <text:p text:style-name="P4"/>
      <text:p text:style-name="P7">Negative Aspekte der Anwendung 1:</text:p>
      <text:p text:style-name="P4"/>
      <text:list xml:id="list2985549678143176262" text:style-name="L8">
        <text:list-item>
          <text:p text:style-name="P30">Keine Validierung bei der Eingabe der Priorität, kann zum Absturz der Anwendung führen</text:p>
        </text:list-item>
        <text:list-item>
          <text:p text:style-name="P30">Eine Hausaufgabe kann nur mit maximal einem Foto und einem Dokument verknüpft werden</text:p>
        </text:list-item>
        <text:list-item>
          <text:p text:style-name="P30">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30">Eine Pro Version muss gekauft werden, um die ständige Werbung zu deaktivieren</text:p>
        </text:list-item>
      </text:list>
      <text:p text:style-name="P4"/>
      <text:h text:style-name="Hauptüberschriften" text:outline-level="5">2.1.2 Anwendung 2</text:h>
      <text:list xml:id="list30278726" text:continue-list="list6766289467055507249" text:style-name="L6">
        <text:list-item>
          <text:p text:style-name="P28">Anwendungsname „SchoolManager2.0“</text:p>
        </text:list-item>
        <text:list-item>
          <text:p text:style-name="P28">Herausgeber „Thinc.easy“</text:p>
        </text:list-item>
        <text:list-item>
          <text:p text:style-name="P28">Bewertung im GooglePlay Store „4,3 Sterne“</text:p>
        </text:list-item>
        <text:list-item>
          <text:p text:style-name="P28">Downloadzahlen „ungefähr 500“</text:p>
        </text:list-item>
      </text:list>
      <text:p text:style-name="P4"/>
      <text:p text:style-name="P4">Die <text:span text:style-name="T7">Navigation</text:span> zwischen den einzelnen Aktivitäten ist mit Android Navigation Drawer realisiert. Folgende Aktivitäten können mittels des Navigation Drawer aktiviert werden: Home, Stundenplan, Hausaufgaben, Meine Schule und Einstellungen. </text:p>
      <text:p text:style-name="P4"><text:soft-page-break/></text:p>
      <text:p text:style-name="P4">Die <text:span text:style-name="T7">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7">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1204549558610808660" text:style-name="L9">
        <text:list-header>
          <text:p text:style-name="P31"/>
        </text:list-header>
      </text:list>
      <text:p text:style-name="P4"/>
      <text:p text:style-name="P7">Positive Aspekte der Anwendungen 2:</text:p>
      <text:p text:style-name="P5"/>
      <text:list xml:id="list6457590547809149779" text:style-name="L10">
        <text:list-item>
          <text:p text:style-name="P19">Aufgrund weniger Aktivitäten erscheint die Navigation sehr Übersichtlich (kann auch als Nachteil ausgelegt werden, weil interessante oder hilfreiche Aktivitäten von Anwendung 1 nicht implementiert sind)</text:p>
        </text:list-item>
        <text:list-item>
          <text:p text:style-name="P19">Unterrichtsfächer können vordefiniert werden</text:p>
        </text:list-item>
        <text:list-item>
          <text:p text:style-name="P19">Der Stundenplan nutzt die Vordefinierten Fächer</text:p>
        </text:list-item>
        <text:list-item>
          <text:p text:style-name="P19">Unterrichtsfächer werden im Stundenplan mit vorher, vom Benutzer definierten, Farben angezeigt</text:p>
          <text:p text:style-name="P23"/>
        </text:list-item>
      </text:list>
      <text:p text:style-name="P4"/>
      <text:p text:style-name="P7">Negative Aspekte der Anwendungen 2:</text:p>
      <text:p text:style-name="P4"/>
      <text:list xml:id="list30285818" text:continue-list="list1204549558610808660" text:style-name="L9">
        <text:list-item>
          <text:p text:style-name="P31">Eine Überschneidung der Unterrichtsstunden ist möglich, Unterrichtsstunden können unbeabsichtigt verdeckt werden</text:p>
        </text:list-item>
        <text:list-item>
          <text:p text:style-name="P31">Nur Farbe und Kürzel der Unterrichtsstunde werden in der Stundenplan Übersicht angezeigt, obwohl noch genug Platz für mehr Eigenschaften besteht</text:p>
        </text:list-item>
        <text:list-item>
          <text:p text:style-name="P31">Verschiedene Stunden können gleiche Farben haben trotz eingeschränkter Farbauswahl</text:p>
        </text:list-item>
        <text:list-item>
          <text:p text:style-name="P31">Farbe des Hintergrundes und des Textes kann gleich gewählt werden und man kann den Text nicht mehr erkennen</text:p>
        </text:list-item>
        <text:list-item>
          <text:p text:style-name="P31"><text:soft-page-break/>Beginn und Ende der Unterrichtsstunden wird weder angezeigt noch festgelegt</text:p>
        </text:list-item>
        <text:list-item>
          <text:p text:style-name="P31">Eine Unterrichtsstunde muss explizit gespeichert werden, passiert nicht automatisch bei einer Veränderung</text:p>
        </text:list-item>
        <text:list-item>
          <text:p text:style-name="P31">Das erstellen eines neuen Stundenplans überschreibt den alten Stundenplan mit allen vorher festgelegten Fächern</text:p>
        </text:list-item>
        <text:list-item>
          <text:p text:style-name="P31">Eine Verteilung der Fächer oder des Stundenplans ist nicht möglich</text:p>
        </text:list-item>
      </text:list>
      <text:p text:style-name="P7"/>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4"><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4">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h text:style-name="Hauptüberschriften" text:outline-level="5"><text:soft-page-break/>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7">Eine Schülerin oder ein Schüler …</text:p>
      <text:list xml:id="list30271733" text:continue-list="list1397965005714539994" text:style-name="standartNumerierung">
        <text:list-header>
          <text:p text:style-name="P32"/>
        </text:list-header>
        <text:list-item>
          <text:p text:style-name="P32">Erstellt, bearbeitet oder löscht eine Unterrichtsstunden.</text:p>
        </text:list-item>
        <text:list-item>
          <text:p text:style-name="P32">Erstellt oder verändert seinen Stundenplan.</text:p>
        </text:list-item>
        <text:list-item>
          <text:p text:style-name="P32">Sieht sich das Hausaufgabenheft in einer Tagesansicht an.</text:p>
        </text:list-item>
        <text:list-item>
          <text:p text:style-name="P32">Sieht sich das Hausaufgabenheft in einer Wochenansicht an.</text:p>
        </text:list-item>
        <text:list-item>
          <text:p text:style-name="P32">Sieht sich das Hausaufgabenheft in einer Monatsansicht an.</text:p>
        </text:list-item>
        <text:list-item>
          <text:p text:style-name="P32">Trägt eine Hausaufgabe in das Hausaufgabenheft ein.</text:p>
          <text:list>
            <text:list-item>
              <text:p text:style-name="P32">Legt fest, zu welcher Unterrichtsstunde die Hausaufgabe gehört.</text:p>
            </text:list-item>
            <text:list-item>
              <text:p text:style-name="P32">Legt fest, an welchem Datum die Hausaufgabe fällig wird.</text:p>
            </text:list-item>
            <text:list-item>
              <text:p text:style-name="P32">Legt fest, ob die Hausaufgabe eine Prüfung sein soll.</text:p>
            </text:list-item>
            <text:list-item>
              <text:p text:style-name="P32">Gibt eine Beschreibung der Hausaufgabe ein.</text:p>
            </text:list-item>
            <text:list-item>
              <text:p text:style-name="P32">Fotografiert eine Hausaufgabe.</text:p>
              <text:list>
                <text:list-item>
                  <text:p text:style-name="P32">Legt fest, ob die fotografierte Hausaufgabe eine Lösung oder eine Aufgabenstellung ist.</text:p>
                </text:list-item>
              </text:list>
            </text:list-item>
            <text:list-item>
              <text:p text:style-name="P32">Bewertet die Korrektheit und Qualität der fotografierten Hausaufgabe.</text:p>
            </text:list-item>
            <text:list-item>
              <text:p text:style-name="P32">Kommuniziert mit seinen Mitschülern über eine bestimmte Hausaufgabe.</text:p>
            </text:list-item>
          </text:list>
        </text:list-item>
        <text:list-item>
          <text:p text:style-name="P32">Sieht sich alle eingetragenen Hausaufgaben in einer Hausaufgabenansicht an.</text:p>
        </text:list-item>
        <text:list-item>
          <text:p text:style-name="P32">Sieht sich alle Prüfungen in einer Prüfungsansicht an.</text:p>
        </text:list-item>
        <text:list-item>
          <text:p text:style-name="P32">Erstellt und verwaltet seine Noten für Hausaufgaben und Prüfungen.</text:p>
        </text:list-item>
      </text:list>
      <text:p text:style-name="P7"/>
      <text:p text:style-name="P7">Eine dritte Person(Lehrer, Entwickler oder ein andrer) <text:span text:style-name="T12">definiert</text:span> ...</text:p>
      <text:list xml:id="list30269438" text:continue-numbering="true" text:style-name="standartNumerierung">
        <text:list-header>
          <text:p text:style-name="P40"/>
        </text:list-header>
        <text:list-item>
          <text:p text:style-name="P41">Die allgemeinen Daten der Schuljahrestermine.</text:p>
          <text:list>
            <text:list-item>
              <text:p text:style-name="P41">Die Bezeichnungen für alle Unterrichtsstunden, die an der Schule unterrichtet werden.</text:p>
            </text:list-item>
            <text:list-item>
              <text:p text:style-name="P41"><text:soft-page-break/>Alle Lehrer, die an der Schule unterrichten.</text:p>
              <text:list>
                <text:list-item>
                  <text:p text:style-name="P41">Die Namen der Lehrer.</text:p>
                </text:list-item>
                <text:list-item>
                  <text:p text:style-name="P41">Die Telefonnummern der Lehrer.</text:p>
                </text:list-item>
                <text:list-item>
                  <text:p text:style-name="P41">Die E-Mailadressen der Lehrer.</text:p>
                </text:list-item>
              </text:list>
            </text:list-item>
            <text:list-item>
              <text:p text:style-name="P41">Alle Orte und Räume der Schule.</text:p>
            </text:list-item>
            <text:list-item>
              <text:p text:style-name="P41">Die Dauer der allgemeinen Unterrichtsstunde.</text:p>
            </text:list-item>
            <text:list-item>
              <text:p text:style-name="P41">Die allgemeinen Pausen der Schule.</text:p>
            </text:list-item>
            <text:list-item>
              <text:p text:style-name="P41">Tage an denen kein Unterricht stattfindet.</text:p>
            </text:list-item>
            <text:list-item>
              <text:p text:style-name="P41">Den ersten Tag im Sommerschuljahr.</text:p>
            </text:list-item>
            <text:list-item>
              <text:p text:style-name="P41">Den letzten Tag im Sommerschuljahr.</text:p>
            </text:list-item>
            <text:list-item>
              <text:p text:style-name="P41">Den ersten Tag im Winterschuljahr.</text:p>
            </text:list-item>
            <text:list-item>
              <text:p text:style-name="P41">Den letzten Tag im Winterschuljahr.</text:p>
            </text:list-item>
            <text:list-item>
              <text:p text:style-name="P41">Die Anfangsuhrzeit der frühestmöglichen Unterrichtsstunde.</text:p>
            </text:list-item>
          </text:list>
        </text:list-item>
      </text:list>
      <text:h text:style-name="Hauptüberschriften" text:outline-level="5"/>
      <text:h text:style-name="P45" text:outline-level="5">2.4 Spezifikation der System Anforderungen (SAS) auf Basis der Anwendungsfälle </text:h>
      <text:p text:style-name="P9">SharkNet/Hausaufgabenheft/Unterrichtsstunden/SAS/1 </text:p>
      <text:p text:style-name="P6"/>
      <text:p text:style-name="P6">Funktion<text:tab/><text:tab/><text:span text:style-name="T5">Ein Benutzer erstellt, bearbeitet oder löscht seine <text:tab/><text:tab/><text:tab/><text:tab/><text:tab/><text:tab/>Unterrichtsstunden</text:span></text:p>
      <text:p text:style-name="P6"/>
      <text:p text:style-name="P6">Beschreibung<text:tab/><text:span text:style-name="T5">Eine Liste aller bisher erstellten Unterrichtsstunden wird <text:tab/><text:tab/><text:tab/><text:tab/>angezeigt. Der Benutzer soll Unterrichtsstunden aus dieser Liste <text:tab/><text:tab/><text:tab/>bearbeiten oder löschen können. Der Benutzer soll jederzeit die <text:tab/><text:tab/><text:tab/>Möglichkeit haben neue Unterrichtsstunden erstellen zu können.</text:span></text:p>
      <text:p text:style-name="P6"/>
      <text:p text:style-name="P6">Eingabe<text:tab/><text:tab/><text:span text:style-name="T5">Eine Schul-Metadaten Instanz, welche allgemeine Informationen <text:tab/><text:tab/><text:tab/>über Schuljahrestermine enthält</text:span></text:p>
      <text:p text:style-name="P6"/>
      <text:p text:style-name="P6">Quelle<text:tab/><text:tab/><text:span text:style-name="T5">Die Wissensbasis des SharkNet</text:span></text:p>
      <text:p text:style-name="P6"/>
      <text:p text:style-name="P6">Ausgabe<text:tab/><text:tab/><text:span text:style-name="T5">Eine Liste von Instanzen der Unterrichtsstunden </text:span></text:p>
      <text:p text:style-name="P6"/>
      <text:p text:style-name="P6">Zielort<text:tab/><text:tab/><text:span text:style-name="T5">Die Wissensbasis des SharkNet </text:span></text:p>
      <text:p text:style-name="P6"/>
      <text:p text:style-name="P6">Aktion: <text:span text:style-name="T5">Ein Benutzer soll eine Unterrichtsstunden erstellen können und er soll bereits vorhandene Unterrichtsstunden bearbeiten oder löschen können. Ist die Liste der Unterrichtsstunden leer, dann soll die Unterrichtsstunden-Ansicht auch leer sein. Eine Funktionalität für das erstellen von Unterrichtsstunden soll permanent in dieser Ansicht vorhanden sein. Aktiviert der Benutzer diese Funktionalität, dann soll er, aus einer festgelegten Optionsauswahl, die Bezeichnung der Unterrichtsstunde, den unterrichtenden Lehrer und den Raum der Unterrichtsstunde auswählen. Sind die </text:span><text:soft-page-break/><text:span text:style-name="T5">Eigenschaften der Unterrichtsstunde ausgewählt, dann soll eine Unterrichtsstunden-Instanz, welche die eben erstellte Unterrichtsstunde repräsentiert, in die Liste der Unterrichtsstunden-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stunden-Instanzen nicht leer, dann sollen alle vorhandenen Unterrichtsstunden in der Unterrichtsstunden-Ansicht angezeigt werden.</text:span></text:p>
      <text:p text:style-name="P6"/>
      <text:p text:style-name="P6">Benötigt<text:tab/><text:tab/><text:span text:style-name="T5">Eine Schul-Metadaten Instanz, diese enthält die festgelegten und <text:tab/><text:tab/><text:tab/>auswählbaren Optionen, die der Benutzer bei Erstellung oder <text:tab/><text:tab/><text:tab/><text:tab/>Veränderung einer Unterrichtsstunde auswählen muss.</text:span></text:p>
      <text:p text:style-name="P42"/>
      <text:p text:style-name="P5"/>
      <text:p text:style-name="P9">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5">Die Wissensbasis von SharkNet.</text:span></text:p>
      <text:p text:style-name="P6"/>
      <text:p text:style-name="P6">Aktion: <text:span text:style-name="T5">Der Stundenplan soll eine Schulwoche von Montag bis Freitag ohne Wochenenden repräsentieren. Die Anfangs- und Endzeiten der einzelnen Unterrichtsstunden sollen, mittels einer Schul-Metadaten Instanz, berechnet und angezeigt werden. Die Schul-Metadaten Instanz soll folgende Werte bereitstellen: <text:s/>Alle Pausenzeiten der Schule, allgemeine Länge der Unterrichtsstunden und der Anfang der frühestmöglichen Unterrichtsstunde. Die frühestmögliche Unterrichtsstunde bestimmt zu welcher Uhrzeit die erste Stunde eines jeden Wochentages beginnen soll. Die allgemeine Länge der Unterrichtsstunde wird dann addiert mit der Uhrzeit der frühestmöglichen Unterrichtsstunde und mit der ersten Pause. Die weiteren Anfangs- und Endzeiten der Unterrichtsstunden sollen nach </text:span><text:soft-page-break/><text:span text:style-name="T5">diesem Muster berechnet werden. Die in SAS/1 vordefinierten Unterrichtsstunden sollen für die Erstellung des Stundenplans benutzt werden. Vordefinierte Unterrichtsstunden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42"/>
      <text:p text:style-name="P3"/>
      <text:p text:style-name="P9">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stunden, dazugehörige Lehrer <text:tab/><text:tab/><text:tab/>und Räume, die er in seinem Stundenplan/SAS/2 angegeben hat, <text:tab/><text:tab/><text:tab/>an einem bestimmten Datum im Schuljahr. Der Benutzer sollte <text:tab/><text:tab/><text:tab/>zwischen den einzelnen Tagen innerhalb dieser Ansicht wechseln <text:tab/><text:tab/><text:tab/>könne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text:span></text:p>
      <text:p text:style-name="P6"/>
      <text:p text:style-name="P6">Zielort<text:tab/><text:tab/><text:span text:style-name="T5">-</text:span></text:p>
      <text:p text:style-name="P6"/>
      <text:p text:style-name="P6">Aktion: <text:span text:style-name="T5">Die einzelnen Unterrichtsstunden sollen mit Anfangs und Endzeiten beschriftet werden. Die Berechnung der Unterrichtszeiten soll genau wie in Stundenplan/SAS/2 erfolgen, um Coderedundanzen zu vermeiden, sollte die Berechnung der Unterrichtsstunden in die Schul-Metadaten Klasse verlagert werden. Zudem sollen alle Unterrichtsstunden anzeigen, wie die entsprechenden Bezeichnungen der Unterrichtsstunden, die Kontaktinformationen der Lehrer und die Räume lauten. Durch das berühren einer bestimmten Unterrichtsstunde an einem bestimmten Datum soll ein Event ausgelöst werden. Dieses Event bietet die Möglichkeiten eine Hausaufgabe an diesem Datum zu genau dieser Unterrichtsstunde einzutragen. Sind bereits Hausaufgaben zu dieser Unterrichtsstunde an diesem Datum </text:span><text:soft-page-break/><text:span text:style-name="T5">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Tagesansicht viele <text:tab/><text:tab/><text:tab/>Werte aus dieser Stundenplan Instanz beziehen soll.</text:p>
      <text:p text:style-name="P42"/>
      <text:p text:style-name="P5"/>
      <text:p text:style-name="P9">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Der Benutzer sollte zwischen den <text:tab/><text:tab/><text:tab/>einzelnen Wochen innerhalb dieser Ansicht wechseln könne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text:span></text:p>
      <text:p text:style-name="P6"/>
      <text:p text:style-name="P6">Zielort<text:tab/><text:tab/><text:span text:style-name="T5">-</text:span></text:p>
      <text:p text:style-name="P6"/>
      <text:p text:style-name="P6">Aktion: <text:span text:style-name="T5">Die Zeilen einer Schulwoche sollen mit Anfangs und Endzeiten der Unterrichtsstunden beschriftet werden. Die Berechnung der Unterrichtszeiten soll genau wie in Stundenplan/SAS/2 erfolgen. Die Wochenansicht bietet weniger Platz für Informationen als die Tagesansicht, darum sollen die wichtigen Informationen anders repräsentiert werd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text:span><text:soft-page-break/><text:span text:style-name="T5">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Tagesansicht viele <text:tab/><text:tab/><text:tab/>Werte aus dieser Stundenplan Instanz beziehen soll.</text:p>
      <text:p text:style-name="P43"/>
      <text:p text:style-name="P6"/>
      <text:p text:style-name="P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P20" text:outline-level="5"/>
      <text:h text:style-name="Hauptüberschriften" text:outline-level="5">3 Konzeption und Implementierung</text:h>
      <text:p text:style-name="P3"/>
      <text:h text:style-name="Hauptüberschriften" text:outline-level="5">3.1 Entwicklungswerkzeuge </text:h>
      <text:p text:style-name="P3">Entwicklungsumgebung und Codeverbreitung</text:p>
      <text:p text:style-name="P3"/>
      <text:h text:style-name="Hauptüberschriften" text:outline-level="5">3.2 Konzeption</text:h>
      <text:p text:style-name="P3">UML Diagramme</text:p>
      <text:p text:style-name="P3"/>
      <text:h text:style-name="Hauptüberschriften" text:outline-level="5">3.3 Konkrete Implementierung der Konzepte und der Spezifikationen</text:h>
      <text:p text:style-name="P5"/>
      <text:p text:style-name="P10"><text:soft-page-break/>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4">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3.4 Alternative Implementierungen</text:h>
      <text:p text:style-name="P3"/>
      <text:h text:style-name="Hauptüberschriften" text:outline-level="5">4 Software-Validierung</text:h>
      <text:p text:style-name="P3"/>
      <text:p text:style-name="P3">Wie wird die Anwendung getestet oder wie kann die Anwendung getestet werden.</text:p>
      <text:p text:style-name="P3"/>
      <text:p text:style-name="P3"/>
      <text:p text:style-name="P3"/>
      <text:p text:style-name="P3"/>
      <text:p text:style-name="P3"/>
      <text:p text:style-name="P3"/>
      <text:p text:style-name="P3"/>
      <text:p text:style-name="P3"/>
      <text:h text:style-name="Hauptüberschriften" text:outline-level="5"><text:soft-page-break/>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3"/>
      <text:h text:style-name="Hauptüberschriften" text:outline-level="5">5.2 Zukunft der Hausaufgabenheft-Anwendung</text:h>
      <text:p text:style-name="P3"/>
      <text:p text:style-name="P4"/>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4"/>
      <text:list xml:id="list6593971930833249509" text:style-name="L11">
        <text:list-item>
          <text:p text:style-name="P33">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3">Die Schülerin oder der Schüler werden angewiesen beim ersten Start der Hausaufgabenheft-Anwendung ein Interesse einzutragen. Dieses Interesse müsste eindeutig sein und die Klasse beschreiben. Jede Schülerin und jeder Schüler der das SharkNet benutzt und gleichzeitig exakt dieses Interesse angegeben hat, wird automatisch in die Klassengruppe hinzugefügt und synchronisiert sich mit den Hausaufgaben und Stundneplänen seiner Mitschüler.</text:p>
        </text:list-item>
      </text:list>
      <text:p text:style-name="P4"/>
      <text:p text:style-name="P4"/>
      <text:h text:style-name="Hauptüberschriften" text:outline-level="5"><text:soft-page-break/>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designtechnisch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Welche Hauptveränderungen werden vorgenommen? SharkNet nutzt einige Elemente aus dem Google Material-Design <text:s/><text:span text:style-name="T4">//TODO add examples.</text:span></text:p>
      <text:p text:style-name="P3"/>
      <text:p text:style-name="P4">Jede Aktivität der Hausaufgabenheft-Anwendung soll mit einer App Bar ausgestattet werden. Diese App Bar bietet dann, passend zur aktuellen Aktivität, Auswahloptionen an. Unter anderem wird das bisherige Kontext Menü „<text:span text:style-name="T4">3 Punkte Menü Bild einfügen</text:span>“ Bestandteil der App Bar. Befindet man sich gerade in der Hausaufgabenansicht einer einzelnen speziellen Hausaufgabe (später als Konkrete-Hausaufgabenansicht klassifiziert),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text:soft-page-break/>ihre eigene Ansicht. Wie die Schülerin oder der Schüler zwischen den beiden getrennten Ansichten navigiert, ist noch nicht festgelegt. Es unterscheiden sich folgende drei Implementierungsmöglichkeiten:</text:p>
      <text:p text:style-name="P4"/>
      <text:list xml:id="list1009554003417977590" text:style-name="L12">
        <text:list-item>
          <text:p text:style-name="P34">Die Navigation zwischen der Aufgabenstellungsansicht und der Lösungsansicht wird in das Kontextmenü der App Bar integriert.</text:p>
        </text:list-item>
        <text:list-item>
          <text:p text:style-name="P34">Die App Bar wird mit zwei „Tabs“ ausgestattet. Ein Tab symbolisiert die Aufgabenstellungsansicht und der andere Tab symbolisiert die Lösungsansicht. Zwischen diesen Tabs kann wie zwischen den Fragmenten mit einer wischenden Fingergeste gewechselt werden.</text:p>
        </text:list-item>
        <text:list-item>
          <text:p text:style-name="P34">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Zukünftige Funktionalitäten der Hausaufgabenheft-Anwendung</text:h>
      <text:p text:style-name="P7"/>
      <text:p text:style-name="P7">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text:soft-page-break/></text:p>
      <text:p text:style-name="P7">Wochen- und Monatsansicht:</text:p>
      <text:p text:style-name="P7"/>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7">Hausaufgaben- und Prüfungsansicht:</text:p>
      <text:p text:style-name="P7"/>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7">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text:soft-page-break/>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7">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7">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14"/>
      <text:p text:style-name="P3">Mindestens 30 Seiten bis hierher in gekürzter Form !</text:p>
      <text:p text:style-name="P3"/>
      <text:p text:style-name="P3">6 Grafiken und Programmcode</text:p>
      <text:p text:style-name="P3"/>
      <text:p text:style-name="P3"><text:soft-page-break/>7 Glossar</text:p>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4H21M18S</meta:editing-duration>
    <meta:editing-cycles>35</meta:editing-cycles>
    <meta:generator>OpenOffice/4.1.2$Win32 OpenOffice.org_project/412m3$Build-9782</meta:generator>
    <dc:date>2016-08-10T10:09:42.67</dc:date>
    <meta:document-statistic meta:table-count="0" meta:image-count="0" meta:object-count="0" meta:page-count="27" meta:paragraph-count="299" meta:word-count="7390" meta:character-count="58058"/>
    <meta:user-defined meta:name="Info 1"/>
    <meta:user-defined meta:name="Info 2"/>
    <meta:user-defined meta:name="Info 3"/>
    <meta:user-defined meta:name="Info 4"/>
  </office:meta>
</office:document-meta>
</file>